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tham" svg:font-family="Gotham, 'Gotham SSm A', 'Gotham SSm B'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1388ae" officeooo:paragraph-rsid="001388ae"/>
    </style:style>
    <style:style style:name="P2" style:family="paragraph" style:parent-style-name="Standard">
      <style:paragraph-properties fo:text-align="justify" style:justify-single-word="false"/>
      <style:text-properties style:font-name="Arial" officeooo:rsid="001388ae" officeooo:paragraph-rsid="00177e40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388ae" officeooo:paragraph-rsid="001fcb24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77e40" officeooo:paragraph-rsid="00177e40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25be45" officeooo:paragraph-rsid="0025be45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25be45" officeooo:paragraph-rsid="0026fc06"/>
    </style:style>
    <style:style style:name="P7" style:family="paragraph" style:parent-style-name="Standard">
      <style:paragraph-properties fo:text-align="justify" style:justify-single-word="false"/>
      <style:text-properties style:font-name="Arial" officeooo:rsid="00284375" officeooo:paragraph-rsid="00284375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26fc06" officeooo:paragraph-rsid="0026fc06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30799e" officeooo:paragraph-rsid="0030799e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375638" officeooo:paragraph-rsid="00375638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3c3b99" officeooo:paragraph-rsid="003c3b99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3fd915" officeooo:paragraph-rsid="003fd915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3fd915" officeooo:paragraph-rsid="00461bbc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3fd915" officeooo:paragraph-rsid="0050b4c5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officeooo:rsid="005415b4" officeooo:paragraph-rsid="005544bf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tyle="normal" officeooo:rsid="005544bf" officeooo:paragraph-rsid="005544bf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tyle="normal" officeooo:rsid="004ef9b7" officeooo:paragraph-rsid="0050b4c5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tyle="normal" officeooo:rsid="004b99a5" officeooo:paragraph-rsid="0050b4c5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officeooo:paragraph-rsid="00294065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officeooo:paragraph-rsid="002c51f5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ab516" officeooo:paragraph-rsid="00294065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ab516" officeooo:paragraph-rsid="002ab516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Gotham" fo:letter-spacing="normal" fo:font-style="normal" fo:font-weight="normal" officeooo:rsid="002c51f5" officeooo:paragraph-rsid="002c51f5"/>
    </style:style>
    <style:style style:name="P24" style:family="paragraph" style:parent-style-name="Standard">
      <style:paragraph-properties fo:text-align="justify" style:justify-single-word="false"/>
      <style:text-properties officeooo:paragraph-rsid="005544bf"/>
    </style:style>
    <style:style style:name="P25" style:family="paragraph" style:parent-style-name="Standard">
      <style:paragraph-properties fo:text-align="justify" style:justify-single-word="false" fo:break-before="page"/>
      <style:text-properties style:font-name="Arial" fo:font-style="normal" officeooo:rsid="005544bf" officeooo:paragraph-rsid="005544bf" style:font-style-asian="normal" style:font-style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Arial" officeooo:rsid="0021bb3f" officeooo:paragraph-rsid="0021bb3f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Arial" officeooo:rsid="002316d6" officeooo:paragraph-rsid="002316d6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Arial" officeooo:rsid="0030799e" officeooo:paragraph-rsid="0030799e"/>
    </style:style>
    <style:style style:name="P29" style:family="paragraph" style:parent-style-name="Standard" style:list-style-name="L2">
      <style:paragraph-properties fo:text-align="justify" style:justify-single-word="false"/>
      <style:text-properties style:font-name="Arial" officeooo:rsid="00396908" officeooo:paragraph-rsid="00396908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Arial" officeooo:rsid="003afe2f" officeooo:paragraph-rsid="003afe2f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Arial" officeooo:rsid="003b888a" officeooo:paragraph-rsid="003b888a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Arial" officeooo:rsid="003c3b99" officeooo:paragraph-rsid="003c3b99"/>
    </style:style>
    <style:style style:name="P33" style:family="paragraph" style:parent-style-name="Standard">
      <style:paragraph-properties fo:text-align="justify" style:justify-single-word="false"/>
      <style:text-properties style:font-name="Arial" fo:font-style="normal" officeooo:rsid="005415b4" officeooo:paragraph-rsid="005544bf" style:font-style-asian="normal" style:font-style-complex="normal"/>
    </style:style>
    <style:style style:name="P34" style:family="paragraph" style:parent-style-name="Standard" style:list-style-name="L2">
      <style:paragraph-properties fo:text-align="justify" style:justify-single-word="false"/>
      <style:text-properties officeooo:rsid="003afe2f" officeooo:paragraph-rsid="003afe2f"/>
    </style:style>
    <style:style style:name="T1" style:family="text">
      <style:text-properties officeooo:rsid="00148f7e"/>
    </style:style>
    <style:style style:name="T2" style:family="text">
      <style:text-properties officeooo:rsid="0017eb3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7eb31" style:font-style-asian="italic" style:font-style-complex="italic"/>
    </style:style>
    <style:style style:name="T5" style:family="text">
      <style:text-properties fo:font-style="italic" officeooo:rsid="00303b11" style:font-style-asian="italic" style:font-style-complex="italic"/>
    </style:style>
    <style:style style:name="T6" style:family="text">
      <style:text-properties fo:font-style="italic" officeooo:rsid="003feb20" style:font-style-asian="italic" style:font-style-complex="italic"/>
    </style:style>
    <style:style style:name="T7" style:family="text">
      <style:text-properties fo:font-style="italic" officeooo:rsid="00420608" style:font-style-asian="italic" style:font-style-complex="italic"/>
    </style:style>
    <style:style style:name="T8" style:family="text">
      <style:text-properties officeooo:rsid="001fcb24"/>
    </style:style>
    <style:style style:name="T9" style:family="text">
      <style:text-properties officeooo:rsid="0022cb5a"/>
    </style:style>
    <style:style style:name="T10" style:family="text">
      <style:text-properties officeooo:rsid="002345a5"/>
    </style:style>
    <style:style style:name="T11" style:family="text">
      <style:text-properties officeooo:rsid="0026fc06"/>
    </style:style>
    <style:style style:name="T12" style:family="text">
      <style:text-properties officeooo:rsid="00284375"/>
    </style:style>
    <style:style style:name="T13" style:family="text">
      <style:text-properties officeooo:rsid="00294065"/>
    </style:style>
    <style:style style:name="T14" style:family="text">
      <style:text-properties fo:font-variant="normal" fo:text-transform="none" style:font-name="Gotham" fo:letter-spacing="normal" fo:font-style="normal" fo:font-weight="normal"/>
    </style:style>
    <style:style style:name="T15" style:family="text">
      <style:text-properties fo:font-variant="normal" fo:text-transform="none" style:font-name="Gotham" fo:letter-spacing="normal" fo:font-style="normal" fo:font-weight="normal" officeooo:rsid="00294065"/>
    </style:style>
    <style:style style:name="T16" style:family="text">
      <style:text-properties fo:font-variant="normal" fo:text-transform="none" style:font-name="Gotham" fo:letter-spacing="normal" fo:font-style="normal" fo:font-weight="normal" officeooo:rsid="002ab516"/>
    </style:style>
    <style:style style:name="T17" style:family="text">
      <style:text-properties fo:font-variant="normal" fo:text-transform="none" style:font-name="Gotham" fo:letter-spacing="normal" fo:font-style="normal" fo:font-weight="normal" officeooo:rsid="002c51f5"/>
    </style:style>
    <style:style style:name="T18" style:family="text">
      <style:text-properties officeooo:rsid="002f6648"/>
    </style:style>
    <style:style style:name="T19" style:family="text">
      <style:text-properties officeooo:rsid="00303b11"/>
    </style:style>
    <style:style style:name="T20" style:family="text">
      <style:text-properties officeooo:rsid="00324d1f"/>
    </style:style>
    <style:style style:name="T21" style:family="text">
      <style:text-properties style:font-name="Arial"/>
    </style:style>
    <style:style style:name="T22" style:family="text">
      <style:text-properties style:font-name="Arial" officeooo:rsid="00396908"/>
    </style:style>
    <style:style style:name="T23" style:family="text">
      <style:text-properties style:font-name="Arial" fo:font-style="normal" officeooo:rsid="004ef9b7" style:font-style-asian="normal" style:font-style-complex="normal"/>
    </style:style>
    <style:style style:name="T24" style:family="text">
      <style:text-properties style:font-name="Arial" fo:font-style="normal" officeooo:rsid="0051efe7" style:font-style-asian="normal" style:font-style-complex="normal"/>
    </style:style>
    <style:style style:name="T25" style:family="text">
      <style:text-properties style:font-name="Arial" fo:font-style="normal" officeooo:rsid="0052a223" style:font-style-asian="normal" style:font-style-complex="normal"/>
    </style:style>
    <style:style style:name="T26" style:family="text">
      <style:text-properties style:font-name="Arial" fo:font-style="normal" officeooo:rsid="005415b4" style:font-style-asian="normal" style:font-style-complex="normal"/>
    </style:style>
    <style:style style:name="T27" style:family="text">
      <style:text-properties style:font-name="Arial" fo:font-style="normal" officeooo:rsid="005544bf" style:font-style-asian="normal" style:font-style-complex="normal"/>
    </style:style>
    <style:style style:name="T28" style:family="text">
      <style:text-properties style:font-name="Arial" fo:font-style="normal" officeooo:rsid="0056e67e" style:font-style-asian="normal" style:font-style-complex="normal"/>
    </style:style>
    <style:style style:name="T29" style:family="text">
      <style:text-properties style:font-name="Arial" fo:font-style="normal" officeooo:rsid="005a33ba" style:font-style-asian="normal" style:font-style-complex="normal"/>
    </style:style>
    <style:style style:name="T30" style:family="text">
      <style:text-properties style:font-name="Arial" fo:font-style="normal" officeooo:rsid="005ad0da" style:font-style-asian="normal" style:font-style-complex="normal"/>
    </style:style>
    <style:style style:name="T31" style:family="text">
      <style:text-properties style:font-name="Arial" fo:font-style="normal" officeooo:rsid="005c5bf5" style:font-style-asian="normal" style:font-style-complex="normal"/>
    </style:style>
    <style:style style:name="T32" style:family="text">
      <style:text-properties style:font-name="Arial" fo:font-style="normal" officeooo:rsid="005e4c4f" style:font-style-asian="normal" style:font-style-complex="normal"/>
    </style:style>
    <style:style style:name="T33" style:family="text">
      <style:text-properties style:font-name="Arial" fo:font-style="normal" officeooo:rsid="005ff4e2" style:font-style-asian="normal" style:font-style-complex="normal"/>
    </style:style>
    <style:style style:name="T34" style:family="text">
      <style:text-properties style:font-name="Arial" fo:font-style="normal" officeooo:rsid="0061a7f1" style:font-style-asian="normal" style:font-style-complex="normal"/>
    </style:style>
    <style:style style:name="T35" style:family="text">
      <style:text-properties style:font-name="Arial" fo:font-style="normal" officeooo:rsid="00638bb5" style:font-style-asian="normal" style:font-style-complex="normal"/>
    </style:style>
    <style:style style:name="T36" style:family="text">
      <style:text-properties style:font-name="Arial" fo:font-style="normal" officeooo:rsid="00645fe0" style:font-style-asian="normal" style:font-style-complex="normal"/>
    </style:style>
    <style:style style:name="T37" style:family="text">
      <style:text-properties style:font-name="Arial" fo:font-style="normal" officeooo:rsid="006505d1" style:font-style-asian="normal" style:font-style-complex="normal"/>
    </style:style>
    <style:style style:name="T38" style:family="text">
      <style:text-properties style:font-name="Arial" fo:font-style="normal" officeooo:rsid="006647a0" style:font-style-asian="normal" style:font-style-complex="normal"/>
    </style:style>
    <style:style style:name="T39" style:family="text">
      <style:text-properties style:font-name="Arial" fo:font-style="normal" officeooo:rsid="00681e99" style:font-style-asian="normal" style:font-style-complex="normal"/>
    </style:style>
    <style:style style:name="T40" style:family="text">
      <style:text-properties style:font-name="Arial" fo:font-style="normal" fo:font-weight="bold" officeooo:rsid="0056e67e" style:font-style-asian="normal" style:font-weight-asian="bold" style:font-style-complex="normal" style:font-weight-complex="bold"/>
    </style:style>
    <style:style style:name="T41" style:family="text">
      <style:text-properties style:font-name="Arial" fo:font-style="italic" officeooo:rsid="005e4c4f" style:font-style-asian="italic" style:font-style-complex="italic"/>
    </style:style>
    <style:style style:name="T42" style:family="text">
      <style:text-properties style:font-name="Arial" fo:font-style="italic" officeooo:rsid="00638bb5" style:font-style-asian="italic" style:font-style-complex="italic"/>
    </style:style>
    <style:style style:name="T43" style:family="text">
      <style:text-properties officeooo:rsid="003c425c"/>
    </style:style>
    <style:style style:name="T44" style:family="text">
      <style:text-properties officeooo:rsid="003d67e5"/>
    </style:style>
    <style:style style:name="T45" style:family="text">
      <style:text-properties officeooo:rsid="003feb20"/>
    </style:style>
    <style:style style:name="T46" style:family="text">
      <style:text-properties officeooo:rsid="00420608"/>
    </style:style>
    <style:style style:name="T47" style:family="text">
      <style:text-properties fo:font-style="normal" officeooo:rsid="00420608" style:font-style-asian="normal" style:font-style-complex="normal"/>
    </style:style>
    <style:style style:name="T48" style:family="text">
      <style:text-properties fo:font-style="normal" officeooo:rsid="0043ba80" style:font-style-asian="normal" style:font-style-complex="normal"/>
    </style:style>
    <style:style style:name="T49" style:family="text">
      <style:text-properties fo:font-style="normal" officeooo:rsid="00447ef0" style:font-style-asian="normal" style:font-style-complex="normal"/>
    </style:style>
    <style:style style:name="T50" style:family="text">
      <style:text-properties fo:font-style="normal" officeooo:rsid="0044fefd" style:font-style-asian="normal" style:font-style-complex="normal"/>
    </style:style>
    <style:style style:name="T51" style:family="text">
      <style:text-properties fo:font-style="normal" officeooo:rsid="00461bbc" style:font-style-asian="normal" style:font-style-complex="normal"/>
    </style:style>
    <style:style style:name="T52" style:family="text">
      <style:text-properties fo:font-style="normal" officeooo:rsid="0046f574" style:font-style-asian="normal" style:font-style-complex="normal"/>
    </style:style>
    <style:style style:name="T53" style:family="text">
      <style:text-properties fo:font-style="normal" officeooo:rsid="00474b92" style:font-style-asian="normal" style:font-style-complex="normal"/>
    </style:style>
    <style:style style:name="T54" style:family="text">
      <style:text-properties fo:font-style="normal" officeooo:rsid="00493a75" style:font-style-asian="normal" style:font-style-complex="normal"/>
    </style:style>
    <style:style style:name="T55" style:family="text">
      <style:text-properties fo:font-style="normal" officeooo:rsid="004b4847" style:font-style-asian="normal" style:font-style-complex="normal"/>
    </style:style>
    <style:style style:name="T56" style:family="text">
      <style:text-properties fo:font-style="normal" officeooo:rsid="004b99a5" style:font-style-asian="normal" style:font-style-complex="normal"/>
    </style:style>
    <style:style style:name="T57" style:family="text">
      <style:text-properties fo:font-style="normal" officeooo:rsid="004d94d9" style:font-style-asian="normal" style:font-style-complex="normal"/>
    </style:style>
    <style:style style:name="T58" style:family="text">
      <style:text-properties fo:font-style="normal" officeooo:rsid="004dc8bd" style:font-style-asian="normal" style:font-style-complex="normal"/>
    </style:style>
    <style:style style:name="T59" style:family="text">
      <style:text-properties fo:font-style="normal" officeooo:rsid="004ef9b7" style:font-style-asian="normal" style:font-style-complex="normal"/>
    </style:style>
    <style:style style:name="T60" style:family="text">
      <style:text-properties officeooo:rsid="0069ca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gradecimentos</text:p>
      <text:p text:style-name="P5"/>
      <text:p text:style-name="P5">Agradeço a Deus por ser o primeiro em minha vida. Sem Deus eu não teria forças para superar todas as barreiras enfrentadas durante esses anos.</text:p>
      <text:p text:style-name="P5"/>
      <text:p text:style-name="P6">Aos meus pais, Neilson Nascimento dos Santos e Angela Maria Nascimento dos Santos, que me deram todo o amor incondicional que um filho pode<text:span text:style-name="T12">ria</text:span> ter. <text:span text:style-name="T11">Meus pais nunca deixaram que nada me faltasse e me deram total apoio nas decisões que tomei. Por esse motivo, espero conseguir retribuir da mesma maneira para que nada falte para eles também.</text:span></text:p>
      <text:p text:style-name="P6"/>
      <text:p text:style-name="P8">À minha namorada, Isabela Valim Sarmento, por todo o amor, carinho, por compartilhar comigo inúmeros momentos inesquecíveis, por ser minha amiga e estar do meu lado em tudo. </text:p>
      <text:p text:style-name="P6"/>
      <text:p text:style-name="P7">Também agradeço aos meus “irmãos”, <text:span text:style-name="T13">Vinícius Berger e Gustavo Costa Duarte, pois não é preciso ter irmãos de sangue para se construir uma amizade verdadeira. Eles foram peças fundamentais para que eu conseguisse chegar nesse momento tão importante.</text:span></text:p>
      <text:p text:style-name="P7"/>
      <text:p text:style-name="P19"><text:span text:style-name="T13">Agradeço aos meus amigos, </text:span><text:span text:style-name="T14">Igor de Moura Ventorim </text:span><text:span text:style-name="T15">e Gustavo Epichin Monjardim, por sempre me ajudarem </text:span><text:span text:style-name="T16">durante a minha graduação. Obrigado a todos os meus colegas e todas as pessoas boas que conheci na universidade.</text:span></text:p>
      <text:p text:style-name="P21"/>
      <text:p text:style-name="P20"><text:span text:style-name="T16">Obrigado aos professores que contribuíram para a minha formação, Rosane, Eduardo, Ricardo, </text:span><text:span text:style-name="T17">Davidson, em especial meu orientador Vítor, que me transmitiu um conhecimento inestimável.</text:span></text:p>
      <text:p text:style-name="P23"><text:s/></text:p>
      <text:p text:style-name="P22"><text:s/></text:p>
      <text:p text:style-name="P1"/>
      <text:p text:style-name="P1"/>
      <text:p text:style-name="P1"/>
      <text:p text:style-name="P1">GWT</text:p>
      <text:p text:style-name="P1"/>
      <text:p text:style-name="P2">O GWT <text:span text:style-name="T1">é um</text:span> framework <text:span text:style-name="T1">Java composto de um kit de ferramentas de desenvolvimento que facilitam a otimização e criação de aplicações web que utilizam Ajax.</text:span></text:p>
      <text:p text:style-name="P2"/>
      <text:p text:style-name="P2"/>
      <text:p text:style-name="P4"/>
      <text:p text:style-name="P4">Objetivos</text:p>
      <text:p text:style-name="P2"/>
      <text:p text:style-name="P3"><text:span text:style-name="T2"><text:tab/>A execução deste trabalho tem como objetivo geral a aplicação do método FrameWeb (SOUZA, 2007), realizando uma inovação da implementação do SCAP (Sistema de Controle de Afastamentos de Professores), utilizando os </text:span><text:span text:style-name="T4">frameworks</text:span><text:span text:style-name="T2"> GWT e Grails, uma vez que os requisitos foram levantados por Duarte (2014) e reformulados por Prado (2015), verificando como o método se comporta e apresentando a devida evolução. A partir dos conhecimentos adquiridos no curso de Ciência da Computação será possível aplicar os conceitos aprendidos para que o objetivo seja alcançado.</text:span></text:p>
      <text:p text:style-name="P3"><text:tab/><text:span text:style-name="T8">O objetivo geral pode ser subdividido nos seguintes objetivos específicos:</text:span></text:p>
      <text:p text:style-name="P3"/>
      <text:list xml:id="list3910698922" text:style-name="L1">
        <text:list-item>
          <text:p text:style-name="P26">Utilizar os <text:span text:style-name="T3">frameworks</text:span> GWT e <text:span text:style-name="T10">G</text:span>rails para realizar uma nova implementação do SCAP, <text:span text:style-name="T9">aproveitando os seus requisitos. Nesse objetivo será possível aplicar os conceitos de Engenharia de Requisitos e Engenharia de Software;</text:span></text:p>
        </text:list-item>
        <text:list-item>
          <text:p text:style-name="P27"><text:soft-page-break/>Aplicar o método FrameWeb para definir a documentação da arquitetura do <text:span text:style-name="T18">projeto de</text:span> sistema <text:span text:style-name="T19">para cada </text:span><text:span text:style-name="T5">framework</text:span>;</text:p>
        </text:list-item>
        <text:list-item>
          <text:p text:style-name="P28">Realizar o estudo dos requisitos já levantados e <text:span text:style-name="T20">efetuar</text:span> uma comparação entre os frameworks que já foram utilizados em versões anteriores.</text:p>
        </text:list-item>
      </text:list>
      <text:p text:style-name="P9"/>
      <text:p text:style-name="P9"/>
      <text:p text:style-name="P10">Método de Trabalho</text:p>
      <text:p text:style-name="P10"/>
      <text:p text:style-name="P10"><text:tab/>De acordo com a seção anterior, para que os objetivos apresentados sejam alcançados, será necessário realizar os seguintes passos:</text:p>
      <text:p text:style-name="P10"/>
      <text:list xml:id="list3141399567" text:style-name="L2">
        <text:list-item>
          <text:p text:style-name="P29">Revisão bibliográfica e pesquisa: leitura dos Padrões de Projetos de Sistemas (FALBO, 2016; FOWLER, 2002), entendimento do método FramWeb (SOUZA, 2007) para realizar a aplicação nos frameworks GWT e Grails;</text:p>
        </text:list-item>
        <text:list-item>
          <text:p text:style-name="P34"><text:span text:style-name="T22">E</text:span><text:span text:style-name="T21">studo do sistema SCAP: organização das informações referentes aos requisitos levantados por (DUARTE, 2014);</text:span></text:p>
        </text:list-item>
        <text:list-item>
          <text:p text:style-name="P30">Definição da documentação do projeto: através do uso do método FrameWeb, elaboração da arquitetura do projeto para cada framework utilizado;</text:p>
        </text:list-item>
        <text:list-item>
          <text:p text:style-name="P31">Desenvolvimento da implementação: geração de duas novas implementações do SCAP através do uso dos frameworks descritos no projeto; </text:p>
        </text:list-item>
        <text:list-item>
          <text:p text:style-name="P31">Redação da monografia: <text:span text:style-name="T43">utilização do template abnTeX para a escrita da monografia em LaTeX seguindo os requisitos das normas da ABNT(Associação Brasileira de Normas Técnicas);</text:span></text:p>
        </text:list-item>
        <text:list-item>
          <text:p text:style-name="P32">Apresentação do Projeto: <text:span text:style-name="T44">apresentação final da monografia e demonstração do sistema SCAP com os frameworks propostos.</text:span></text:p>
        </text:list-item>
      </text:list>
      <text:p text:style-name="P11"/>
      <text:p text:style-name="P11"/>
      <text:p text:style-name="P12">Introdução</text:p>
      <text:p text:style-name="P12"/>
      <text:p text:style-name="P13"><text:tab/>Antigamente, os servidores não comportavam páginas web que eram desenvolvidas de forma mais robusta. <text:span text:style-name="T45">Funcionando apenas com páginas estáticas, realizar manutenções e o controle das funcionalidades era uma tarefa muito difícil. Com o desenvolvimento de novas tecnologias a partir da criação da </text:span><text:span text:style-name="T6">World Wide Web</text:span><text:span text:style-name="T45"> (WWW) e</text:span> <text:span text:style-name="T46">através do surgimento de novas linguagens de programação para a </text:span><text:span text:style-name="T7">Web,</text:span><text:span text:style-name="T47"> os servidores </text:span><text:span text:style-name="T48">tiveram que ser adaptados para se tornarem mais robustos. </text:span><text:span text:style-name="T49">Com a </text:span><text:span text:style-name="T50">infraestrutura</text:span><text:span text:style-name="T49"> de software modificada, os servidores começaram a </text:span><text:span text:style-name="T51">admitir</text:span><text:span text:style-name="T49"> páginas dinâmicas que </text:span><text:span text:style-name="T50">passaram a ser carregadas de conteúdos </text:span><text:span text:style-name="T51">que antes não eram suportados</text:span><text:span text:style-name="T50"> e </text:span><text:span text:style-name="T51">de </text:span><text:span text:style-name="T50">diversos efeitos.</text:span></text:p>
      <text:p text:style-name="P14"><text:span text:style-name="T50"><text:tab/></text:span><text:span text:style-name="T47"> </text:span><text:span text:style-name="T52">Ainda nessa constante evolução, sistemas projetados para serem utilizados a partir de um navegador </text:span><text:span text:style-name="T53">ou de aplicativos, puderam ser criados de uma maneira em que os servidores processassem </text:span><text:span text:style-name="T54">e retornassem as informações</text:span><text:span text:style-name="T53"> </text:span><text:span text:style-name="T54">para os visitantes através da internet, surgindo assim o conceito de WebApp, ou aplicação Web. </text:span><text:span text:style-name="T55">Lojas virtuais e </text:span><text:span text:style-name="T56">sistemas de fornecimento entre empresas são exemplos de websites que puderam </text:span><text:span text:style-name="T57">ser desenvolvidos por meio de</text:span><text:span text:style-name="T56"> aplicações Web. </text:span><text:span text:style-name="T58">Desta maneira, o foco deste trabalho serão os Sistemas de Informação Baseados na Web (Web-based Information Systems – WISs), que são enquadrados em uma categoria específica de WebApps. </text:span><text:span text:style-name="T59">Esses sistemas são caracterizados como sistemas de informação tradicionais, mas então disponíveis na Internet.</text:span></text:p>
      <text:p text:style-name="P24"><text:span text:style-name="T23"><text:tab/></text:span><text:span text:style-name="T24">Quando falamos sobre o desenvolvimento de WebApps atuais, </text:span><text:span text:style-name="T25">em particular os WISs,</text:span><text:span text:style-name="T24"> temos que </text:span><text:span text:style-name="T25">entender que utilizar a </text:span><text:span text:style-name="T24">Engenharia de Software </text:span><text:span text:style-name="T25">é uma tarefa fundamental.</text:span><text:span text:style-name="T24"> </text:span><text:span text:style-name="T26">Os </text:span><text:span text:style-name="T25">aspectos relacionados ao estabelecimento de técnicas, </text:span><text:span text:style-name="T26">processos, métodos, ferramentas e ambientes de suporte ao desenvolvimento de software são </text:span><text:soft-page-break/><text:span text:style-name="T26">tratados pela Engenharia de Software </text:span><text:span text:style-name="T27">(FALBO, 2014, </text:span><text:span text:style-name="T28">p. 4</text:span><text:span text:style-name="T27">)</text:span><text:span text:style-name="T26">. </text:span><text:span text:style-name="T29">Trazendo alguns benefícios como por exemplo a compatibilidade entre plataformas e a facilidade de gerenciamento, as aplicações Web, </text:span><text:span text:style-name="T30">por meio dos servidores,</text:span><text:span text:style-name="T29"> </text:span><text:span text:style-name="T30">se tornaram indispensáveis para manterem os serviços e as aplicações disponíveis em qualquer parte do mundo através da Internet.</text:span></text:p>
      <text:p text:style-name="P24"><text:span text:style-name="T30"><text:tab/></text:span><text:span text:style-name="T31">No meio de tant</text:span><text:span text:style-name="T32">as criações e adaptações tecnológicas, surge o uso de </text:span><text:span text:style-name="T41">frameworks </text:span><text:span text:style-name="T32"><text:s/></text:span><text:span text:style-name="T33">para aplicações Web. </text:span><text:span text:style-name="T34">Se tornando uma das ferramentas mais importantes </text:span><text:span text:style-name="T35">para o desenvolvimento de WebApps, os </text:span><text:span text:style-name="T42">frameworks </text:span><text:span text:style-name="T35">passaram a auxiliar na encapsulação das funcionalidades de alto nível com maior eficiência e agilidade, fazendo com que a maior parte do tempo e do trabalho </text:span><text:span text:style-name="T36">fossem</text:span><text:span text:style-name="T35"> economizad</text:span><text:span text:style-name="T36">o</text:span><text:span text:style-name="T35">s. </text:span><text:span text:style-name="T37">Visando propor uma abordagem diferenciada para a construção de sistemas para Web, surge então o método FrameWeb (Framework-based Design Method for Web Engineering) (Sousa, 2007).</text:span><text:span text:style-name="T35"> </text:span><text:span text:style-name="T38">Com o intuito de utilizar diversos frameworks, o método FrameWeb buscar agilizar o desenvolvimento de aplicações Web, </text:span><text:span text:style-name="T39">minimizando as tarefas realizadas nas fases que a Engenharia de Software determina.</text:span><text:span text:style-name="T35"><text:tab/></text:span></text:p>
      <text:p text:style-name="P15"><text:tab/><text:span text:style-name="T60">FrameWeb…</text:span></text:p>
      <text:p text:style-name="P15"><text:tab/><text:span text:style-name="T60">Utilizando uma maneira para exemplificar e demonstrar a aplicação do método FrameWeb, (Duarte) desenvolveu uma aplicação Web – um Sistema de Controle de Afastamento de Professores (SCAP) - em seu trabalho de conclusão de curso. Esse sistema foi criado para auxiliar um departamento de universidade a controlar solicitações de afastamento de seus </text:span>professores efetivos.</text:p>
      <text:p text:style-name="P15"><text:tab/></text:p>
      <text:p text:style-name="P25">Referencias</text:p>
      <text:p text:style-name="P16"/>
      <text:p text:style-name="P24"><text:span text:style-name="T27">FALBO, R. de A. Engenharia de Software: Notas de Aula. </text:span><text:span text:style-name="T28">In: ______. </text:span><text:span text:style-name="T40">Introdução</text:span><text:span text:style-name="T28">. 2014, p. 4. Disponível em: </text:span><text:a xlink:type="simple" xlink:href="https://inf.ufes.br/~falbo/files/ES/Notas_Aula_Engenharia_Software.pdf" text:style-name="Internet_20_link" text:visited-style-name="Visited_20_Internet_20_Link"><text:span text:style-name="T28">https://inf.ufes.br/~falbo/files/ES/Notas_Aula_Engenharia_Software.pdf</text:span></text:a><text:span text:style-name="T28">. Acessado em: 30 de março de 2019.</text:span><text:span text:style-name="T26"> </text:span><text:span text:style-name="T25"><text:s/></text:span></text:p>
      <text:p text:style-name="P17"/>
      <text:p text:style-name="P17"/>
      <text:p text:style-name="P1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tham" svg:font-family="Gotham, 'Gotham SSm A', 'Gotham SSm B', 'Helvetica Neue', Helvetica, 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4:11:39.407328929</meta:creation-date>
    <dc:date>2019-04-02T12:18:21.431041374</dc:date>
    <meta:editing-duration>PT5H13M13S</meta:editing-duration>
    <meta:editing-cycles>20</meta:editing-cycles>
    <meta:generator>LibreOffice/6.2.1.2$Linux_X86_64 LibreOffice_project/7bcb35dc3024a62dea0caee87020152d1ee96e71</meta:generator>
    <meta:document-statistic meta:table-count="0" meta:image-count="0" meta:object-count="0" meta:page-count="4" meta:paragraph-count="36" meta:word-count="1050" meta:character-count="7038" meta:non-whitespace-character-count="6007"/>
  </office:meta>
</office:document-meta>
</file>